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3" style:family="paragraph" style:parent-style-name="Table_20_Contents">
      <style:text-properties fo:font-weight="bold" officeooo:paragraph-rsid="00088e0e" style:font-weight-asian="bold" style:font-weight-complex="bold"/>
    </style:style>
    <style:style style:name="P4" style:family="paragraph" style:parent-style-name="Table_20_Contents">
      <style:text-properties fo:font-weight="bold" officeooo:rsid="000d4b60" officeooo:paragraph-rsid="000d4b60" style:font-weight-asian="bold" style:font-weight-complex="bold"/>
    </style:style>
    <style:style style:name="P5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6" style:family="paragraph" style:parent-style-name="Table_20_Contents">
      <style:text-properties style:font-name="Times New Roman" fo:font-size="12pt" officeooo:paragraph-rsid="00088e0e" style:font-size-asian="12pt" style:font-size-complex="12pt"/>
    </style:style>
    <style:style style:name="P7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8" style:family="paragraph" style:parent-style-name="Table_20_Contents">
      <style:text-properties style:font-name="Times New Roman" fo:font-size="12pt" officeooo:rsid="000d4b60" officeooo:paragraph-rsid="000d4b60" style:font-size-asian="12pt" style:font-size-complex="12pt"/>
    </style:style>
    <style:style style:name="P9" style:family="paragraph" style:parent-style-name="Table_20_Contents">
      <style:text-properties style:font-name="Times New Roman" fo:font-size="12pt" officeooo:rsid="000ac14d" officeooo:paragraph-rsid="000ec058" style:font-size-asian="12pt" style:font-size-complex="12pt"/>
    </style:style>
    <style:style style:name="P10" style:family="paragraph" style:parent-style-name="Table_20_Contents">
      <style:text-properties officeooo:rsid="0013a523" officeooo:paragraph-rsid="0013a523"/>
    </style:style>
    <style:style style:name="P11" style:family="paragraph" style:parent-style-name="Table_20_Contents" style:list-style-name="L1">
      <style:paragraph-properties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2" style:family="paragraph" style:parent-style-name="Table_20_Contents" style:list-style-name="L1">
      <style:text-properties style:font-name="Times New Roman" fo:font-size="12pt" officeooo:rsid="00089069" officeooo:paragraph-rsid="000d8e45" style:font-size-asian="12pt" style:font-size-complex="12pt"/>
    </style:style>
    <style:style style:name="P13" style:family="paragraph" style:parent-style-name="Table_20_Contents" style:list-style-name="L1">
      <style:text-properties style:font-name="Times New Roman" fo:font-size="12pt" officeooo:rsid="000c346c" officeooo:paragraph-rsid="000c346c" style:font-size-asian="12pt" style:font-size-complex="12pt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0ac14d"/>
    </style:style>
    <style:style style:name="T5" style:family="text">
      <style:text-properties officeooo:rsid="000c346c"/>
    </style:style>
    <style:style style:name="T6" style:family="text">
      <style:text-properties officeooo:rsid="000d4b60"/>
    </style:style>
    <style:style style:name="T7" style:family="text">
      <style:text-properties officeooo:rsid="000d1fd4"/>
    </style:style>
    <style:style style:name="T8" style:family="text">
      <style:text-properties officeooo:rsid="000e0075"/>
    </style:style>
    <style:style style:name="T9" style:family="text">
      <style:text-properties officeooo:rsid="000e319f"/>
    </style:style>
    <style:style style:name="T10" style:family="text">
      <style:text-properties officeooo:rsid="000e172f"/>
    </style:style>
    <style:style style:name="T11" style:family="text">
      <style:text-properties officeooo:rsid="0010a16d"/>
    </style:style>
    <style:style style:name="T12" style:family="text">
      <style:text-properties officeooo:rsid="001438ab"/>
    </style:style>
    <style:style style:name="T13" style:family="text">
      <style:text-properties officeooo:rsid="0014ce2b"/>
    </style:style>
    <style:style style:name="T14" style:family="text">
      <style:text-properties officeooo:rsid="00151b2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8cm" fo:text-indent="-0.635cm" fo:margin-left="2.2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93cm" fo:text-indent="-0.635cm" fo:margin-left="2.8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28cm" fo:text-indent="-0.635cm" fo:margin-left="3.5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63cm" fo:text-indent="-0.635cm" fo:margin-left="4.1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98cm" fo:text-indent="-0.635cm" fo:margin-left="4.7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33cm" fo:text-indent="-0.635cm" fo:margin-left="5.4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68cm" fo:text-indent="-0.635cm" fo:margin-left="6.0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03cm" fo:text-indent="-0.635cm" fo:margin-left="6.7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38cm" fo:text-indent="-0.635cm" fo:margin-left="7.3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73cm" fo:text-indent="-0.635cm" fo:margin-left="7.973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5"><text:span text:style-name="T14">Approvazione</text:span> menù bambino</text:p>
          </table:table-cell>
        </table:table-row>
        <table:table-row table:style-name="Tabella33.1">
          <table:table-cell table:style-name="Tabella33.A2" office:value-type="string">
            <text:p text:style-name="P4">Specializzazione</text:p>
          </table:table-cell>
          <table:table-cell table:style-name="Tabella33.B2" office:value-type="string">
            <text:p text:style-name="P8">UC_M_16</text:p>
          </table:table-cell>
        </table:table-row>
        <table:table-row table:style-name="Tabella33.3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5">Impiegato</text:p>
          </table:table-cell>
        </table:table-row>
        <table:table-row table:style-name="Tabella33.3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7">L'utente accede al sistema e viene riconosciuto <text:span text:style-name="T1">come Impiegato.</text:span></text:p>
            <text:p text:style-name="P9">Un Genitore deve aver fatto <text:span text:style-name="T10">una richiesta specifica</text:span> <text:span text:style-name="T10">(</text:span>use case 11<text:span text:style-name="T10">).</text:span></text:p>
          </table:table-cell>
        </table:table-row>
        <table:table-row table:style-name="Tabella33.5">
          <table:table-cell table:style-name="Tabella33.A2" office:value-type="string">
            <text:p text:style-name="P3">Flusso di eventi</text:p>
          </table:table-cell>
          <table:table-cell table:style-name="Tabella33.B2" office:value-type="string">
            <text:list xml:id="list31341717" text:style-name="L1">
              <text:list-header>
                <text:p text:style-name="P11"/>
              </text:list-header>
              <text:list-item>
                <text:p text:style-name="P11"><text:s/>il sistema mostra una notifica, <text:span text:style-name="T4">un genitore richiede l'approvazione della modifica del pasto </text:span><text:span text:style-name="T5">del proprio bambino</text:span>.</text:p>
                <text:p text:style-name="P12"/>
              </text:list-item>
              <text:list-item>
                <text:p text:style-name="P12">l'<text:span text:style-name="T5">Impiegato</text:span> prende visione della notifica,<text:span text:style-name="T5"> </text:span>verifica <text:span text:style-name="T5">i dati</text:span> del bambino <text:span text:style-name="T7">e</text:span> <text:span text:style-name="T5">risponde alla richiesta del genitore </text:span><text:span text:style-name="T11">con una notifica di rifiuto</text:span>.</text:p>
                <text:p text:style-name="P13"/>
              </text:list-item>
              <text:list-item>
                <text:p text:style-name="P13">il sistema invia una notifica <text:span text:style-name="T6">di </text:span><text:span text:style-name="T8">rifiuto</text:span><text:span text:style-name="T6"> </text:span>al genitore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6">In caso di successo <text:span text:style-name="T8">i</text:span>l sistema mostra <text:span text:style-name="T9">eventualmente </text:span>i dati <text:span text:style-name="T1">modificati</text:span>.</text:p>
            <text:p text:style-name="P6"/>
          </table:table-cell>
        </table:table-row>
        <table:table-row table:style-name="Tabella33.7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10">L'impiegato visualizza entro 20 secondi la notifica o un messaggio d'errore.</text:p>
          </table:table-cell>
        </table:table-row>
      </table:table>
      <text:p text:style-name="P2">UC16<text:span text:style-name="T13">b</text:span>: <text:span text:style-name="T12">L'impiegato rifiuta la modifica del menu del bambin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39S</meta:editing-duration>
    <meta:editing-cycles>19</meta:editing-cycles>
    <meta:generator>LibreOffice/3.6$Windows_x86 LibreOffice_project/da8c1e6-fd468f4-454e206-f42a4a9-143cfd</meta:generator>
    <dc:date>2012-10-25T11:21:34.24</dc:date>
    <meta:document-statistic meta:table-count="1" meta:image-count="0" meta:object-count="0" meta:page-count="1" meta:paragraph-count="20" meta:word-count="141" meta:character-count="941" meta:non-whitespace-character-count="822"/>
    <meta:user-defined meta:name="Info 1"/>
    <meta:user-defined meta:name="Info 2"/>
    <meta:user-defined meta:name="Info 3"/>
    <meta:user-defined meta:name="Info 4"/>
  </office:meta>
</office:document-meta>
</file>